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omRepository.service( Mail trigg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FromRepository.ini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romRepository.getMai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